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8228in"/>
    </style:style>
    <style:style style:name="co2" style:family="table-column">
      <style:table-column-properties fo:break-before="auto" style:column-width="1.2264in"/>
    </style:style>
    <style:style style:name="co3" style:family="table-column">
      <style:table-column-properties fo:break-before="auto" style:column-width="1.3465in"/>
    </style:style>
    <style:style style:name="co4" style:family="table-column">
      <style:table-column-properties fo:break-before="auto" style:column-width="2.5118in"/>
    </style:style>
    <style:style style:name="co5" style:family="table-column">
      <style:table-column-properties fo:break-before="auto" style:column-width="3.9453in"/>
    </style:style>
    <style:style style:name="co6" style:family="table-column">
      <style:table-column-properties fo:break-before="auto" style:column-width="0.8272in"/>
    </style:style>
    <style:style style:name="co7" style:family="table-column">
      <style:table-column-properties fo:break-before="auto" style:column-width="0.889in"/>
    </style:style>
    <style:style style:name="ro1" style:family="table-row">
      <style:table-row-properties style:row-height="0.1736in" fo:break-before="auto" style:use-optimal-row-height="true"/>
    </style:style>
    <style:style style:name="ro2" style:family="table-row">
      <style:table-row-properties style:row-height="0.489in" fo:break-before="auto" style:use-optimal-row-height="true"/>
    </style:style>
    <style:style style:name="ro3" style:family="table-row">
      <style:table-row-properties style:row-height="0.9618in" fo:break-before="auto" style:use-optimal-row-height="true"/>
    </style:style>
    <style:style style:name="ro4" style:family="table-row">
      <style:table-row-properties style:row-height="0.6465in" fo:break-before="auto" style:use-optimal-row-height="true"/>
    </style:style>
    <style:style style:name="ro5" style:family="table-row">
      <style:table-row-properties style:row-height="1.5917in" fo:break-before="auto" style:use-optimal-row-height="true"/>
    </style:style>
    <style:style style:name="ro6" style:family="table-row">
      <style:table-row-properties style:row-height="1.4339in" fo:break-before="auto" style:use-optimal-row-height="true"/>
    </style:style>
    <style:style style:name="ro7" style:family="table-row">
      <style:table-row-properties style:row-height="1.7492in" fo:break-before="auto" style:use-optimal-row-height="true"/>
    </style:style>
    <style:style style:name="ro8" style:family="table-row">
      <style:table-row-properties style:row-height="1.1189in" fo:break-before="auto" style:use-optimal-row-height="true"/>
    </style:style>
    <style:style style:name="ro9" style:family="table-row">
      <style:table-row-properties style:row-height="1.2764in" fo:break-before="auto" style:use-optimal-row-height="true"/>
    </style:style>
    <style:style style:name="ro10" style:family="table-row">
      <style:table-row-properties style:row-height="1.9071in" fo:break-before="auto" style:use-optimal-row-height="true"/>
    </style:style>
    <style:style style:name="ro11" style:family="table-row">
      <style:table-row-properties style:row-height="2.0728in" fo:break-before="auto" style:use-optimal-row-height="true"/>
    </style:style>
    <style:style style:name="ro12" style:family="table-row">
      <style:table-row-properties style:row-height="0.1681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wrap-option="wrap" style:vertical-align="middle"/>
      <style:text-properties fo:font-weight="bold" style:font-weight-asian="bold" style:font-weight-complex="bold"/>
    </style:style>
    <style:style style:name="ce2" style:family="table-cell" style:parent-style-name="Default" style:data-style-name="N100">
      <style:table-cell-properties fo:wrap-option="wrap" style:vertical-align="middle"/>
    </style:style>
    <style:style style:name="ce3" style:family="table-cell" style:parent-style-name="Default">
      <style:table-cell-properties fo:wrap-option="wrap" style:vertical-align="middle"/>
    </style:style>
  </office:automatic-styles>
  <office:body>
    <office:spreadsheet>
      <table:table table:name="Sheet1"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number-columns-repeated="1018" table:default-cell-style-name="ce3"/>
        <table:table-row table:style-name="ro1">
          <table:table-cell table:style-name="ce1" office:value-type="string">
            <text:p>Date</text:p>
          </table:table-cell>
          <table:table-cell table:style-name="ce1" office:value-type="string">
            <text:p>Title</text:p>
          </table:table-cell>
          <table:table-cell table:style-name="ce1" office:value-type="string">
            <text:p>Details</text:p>
          </table:table-cell>
          <table:table-cell table:style-name="ce1" office:value-type="string">
            <text:p>URL</text:p>
          </table:table-cell>
          <table:table-cell table:style-name="ce1" office:value-type="string">
            <text:p>Note</text:p>
          </table:table-cell>
          <table:table-cell table:style-name="ce1" office:value-type="string">
            <text:p>Type</text:p>
          </table:table-cell>
          <table:table-cell table:style-name="ce1" table:number-columns-repeated="1018"/>
        </table:table-row>
        <table:table-row table:style-name="ro2">
          <table:table-cell table:style-name="ce2" office:value-type="string">
            <text:p>02/02/2009</text:p>
          </table:table-cell>
          <table:table-cell office:value-type="string">
            <text:p>India to Unveil the £7 Laptop</text:p>
          </table:table-cell>
          <table:table-cell office:value-type="string">
            <text:p>Randeep Ramesh, The Guardian</text:p>
          </table:table-cell>
          <table:table-cell office:value-type="string">
            <text:p>http://www.theguardian.com/world/2009/feb/02/india-computer-cheapest/</text:p>
          </table:table-cell>
          <table:table-cell office:value-type="string">
            <text:p>Sakshat, a Rs. 500 laptop, is to be launched. Designed by Vellore Institute of Technology, IIT Madras, and Semiconductor Complex.</text:p>
          </table:table-cell>
          <table:table-cell office:value-type="string">
            <text:p>News</text:p>
          </table:table-cell>
          <table:table-cell table:number-columns-repeated="1018"/>
        </table:table-row>
        <table:table-row table:style-name="ro2">
          <table:table-cell table:style-name="ce2" office:value-type="string">
            <text:p>04/02/2009</text:p>
          </table:table-cell>
          <table:table-cell office:value-type="string">
            <text:p>‘Ultra-Low-Cost’ Access Device Introduced</text:p>
          </table:table-cell>
          <table:table-cell office:value-type="string">
            <text:p>A.D. Rangarajan, The Hindu</text:p>
          </table:table-cell>
          <table:table-cell office:value-type="string">
            <text:p>http://www.hindu.com/2009/02/04/stories/2009020457282000.htm</text:p>
          </table:table-cell>
          <table:table-cell office:value-type="string">
            <text:p>MoHRD launched Sakshat, a palmtop Internet access device, priced between $20 to $30.</text:p>
          </table:table-cell>
          <table:table-cell office:value-type="string">
            <text:p>News</text:p>
          </table:table-cell>
          <table:table-cell table:number-columns-repeated="1018"/>
        </table:table-row>
        <table:table-row table:style-name="ro3">
          <table:table-cell table:style-name="ce2" office:value-type="string">
            <text:p>04/02/2009</text:p>
          </table:table-cell>
          <table:table-cell office:value-type="string">
            <text:p>Finally, a Glimpse of the $10 Laptop</text:p>
          </table:table-cell>
          <table:table-cell office:value-type="string">
            <text:p>Indian Express</text:p>
          </table:table-cell>
          <table:table-cell office:value-type="string">
            <text:p>http://archive.indianexpress.com/news/finally-a-glimpse-of-the--10-laptop/418846/0</text:p>
          </table:table-cell>
          <table:table-cell office:value-type="string">
            <text:p>Ministry sources say the device will come with a 2GB RAM, wi-fi and broadband landline connectivity facilities, a USB port, a small screen and keyboard and will be powered with a 2Watt system to suit even villages and areas with poor power supply. Efforts are on to explore ways to power it with solar energy and dynamo-run cheap systems.</text:p>
          </table:table-cell>
          <table:table-cell office:value-type="string">
            <text:p>News</text:p>
          </table:table-cell>
          <table:table-cell table:number-columns-repeated="1018"/>
        </table:table-row>
        <table:table-row table:style-name="ro4">
          <table:table-cell table:style-name="ce2" office:value-type="string">
            <text:p>04/02/2009</text:p>
          </table:table-cell>
          <table:table-cell office:value-type="string">
            <text:p>India's "$10 Laptop" is Vaporware, So Far</text:p>
          </table:table-cell>
          <table:table-cell office:value-type="string">
            <text:p>OLPC News</text:p>
          </table:table-cell>
          <table:table-cell office:value-type="string">
            <text:p>http://www.olpcnews.com/countries/india/india_10_laptop_is_vaporware.html</text:p>
          </table:table-cell>
          <table:table-cell office:value-type="string">
            <text:p>Quotes Time of India report that Sakshat is more of storage device from which content can be accessed using a separate computer. In no way Sakshat is an alternative to the OLPC project.</text:p>
          </table:table-cell>
          <table:table-cell office:value-type="string">
            <text:p>News</text:p>
          </table:table-cell>
          <table:table-cell table:number-columns-repeated="1018"/>
        </table:table-row>
        <table:table-row table:style-name="ro5">
          <table:table-cell office:value-type="string">
            <text:p>22/07/2010</text:p>
          </table:table-cell>
          <table:table-cell office:value-type="string">
            <text:p>Low Cost Access–Cum-Computing Device Unveiled by Shri Kapil Sibal</text:p>
          </table:table-cell>
          <table:table-cell office:value-type="string">
            <text:p>Press Information Bureau, GoI</text:p>
          </table:table-cell>
          <table:table-cell office:value-type="string">
            <text:p>http://www.pib.nic.in/newsite/erelease.aspx?relid=63417</text:p>
          </table:table-cell>
          <table:table-cell office:value-type="string">
            <text:p>Kapil Sibal, Minister, MoHRD, launches low cost computing-cum-access device, priced around $35. IIT Rajasthan and other technical institutes are setting up R&amp;D facilities to further reduce piece and improve quality. The device is expected to facilitate access to free education content created as part of the National Programme on Technology Enhanced Learning (NPTEL), and being distributed through the Sakshat”, YouTube and NPTEL portals. All these efforts are part of <text:s/>National Mission on Education through ICT (NMEICT).</text:p>
          </table:table-cell>
          <table:table-cell office:value-type="string">
            <text:p>Government</text:p>
          </table:table-cell>
          <table:table-cell table:number-columns-repeated="1018"/>
        </table:table-row>
        <table:table-row table:style-name="ro3">
          <table:table-cell office:value-type="string">
            <text:p>23/07/2010</text:p>
          </table:table-cell>
          <table:table-cell office:value-type="string">
            <text:p>India Unveils Prototype for $35 Touch-Screen Computer</text:p>
          </table:table-cell>
          <table:table-cell office:value-type="string">
            <text:p>BBC News South Asia</text:p>
          </table:table-cell>
          <table:table-cell office:value-type="string">
            <text:p>http://www.bbc.co.uk/news/world-south-asia-10740817</text:p>
          </table:table-cell>
          <table:table-cell office:value-type="string">
            <text:p>Kapil Sibal introduced a tablet computer (still branded as 'Sakshat') aimed at students. Developed by IITs and other technical institutes, the tablet supports web browsing, video conferencing and word processing. It, however, has no hard disk but runs on a memory card. The operating system is (indicated to be) an unspecified Linux distribution.</text:p>
          </table:table-cell>
          <table:table-cell office:value-type="string">
            <text:p>News</text:p>
          </table:table-cell>
          <table:table-cell table:number-columns-repeated="1018"/>
        </table:table-row>
        <table:table-row table:style-name="ro3">
          <table:table-cell office:value-type="string">
            <text:p>28/07/2010</text:p>
          </table:table-cell>
          <table:table-cell office:value-type="string">
            <text:p>India's $35 Tablet: A Stalled Revolution</text:p>
          </table:table-cell>
          <table:table-cell office:value-type="string">
            <text:p>Suhasini Sakhare, The Guardian</text:p>
          </table:table-cell>
          <table:table-cell office:value-type="string">
            <text:p>http://www.theguardian.com/commentisfree/2010/jul/28/india-tablet-computer-stalled-revolution</text:p>
          </table:table-cell>
          <table:table-cell office:value-type="string">
            <text:p>“Beyond the issue of proper connectivity infrastructure, demand will come only with awareness and computer literacy. Unless it channels and meets the demand for usable, accessible knowledge, the $35 tablet will remain an interesting oddity, a shortsighted solution and a fledgling power's fist-waving response.”</text:p>
          </table:table-cell>
          <table:table-cell office:value-type="string">
            <text:p>News</text:p>
          </table:table-cell>
          <table:table-cell table:number-columns-repeated="1018"/>
        </table:table-row>
        <table:table-row table:style-name="ro6">
          <table:table-cell office:value-type="string">
            <text:p>29/07/2010</text:p>
          </table:table-cell>
          <table:table-cell office:value-type="string">
            <text:p>OLPC's Open Letter to Kapil Sibbal</text:p>
          </table:table-cell>
          <table:table-cell office:value-type="string">
            <text:p>Nicholas Negroponte, OLPC</text:p>
          </table:table-cell>
          <table:table-cell office:value-type="string">
            <text:p>http://laptop.org/en/vision/essays/35-tablet.shtml</text:p>
          </table:table-cell>
          <table:table-cell office:value-type="string">
            <text:p>India is so big that you risk being satisfied with your internal market. Don’t. The world needs your device and leadership. Your tablet is not an “answer” or “competitor” to OLPC’s XO laptop. It is a member of a family dedicated to creating peace and prosperity through the transformation of education. In closing, I repeat my offer: full access to all of our technology, cost free. I urge you to send a team to MIT and OLPC at your earliest convenience so we can share our results with you.</text:p>
          </table:table-cell>
          <table:table-cell office:value-type="string">
            <text:p>Misc</text:p>
          </table:table-cell>
          <table:table-cell table:number-columns-repeated="1018"/>
        </table:table-row>
        <table:table-row table:style-name="ro7">
          <table:table-cell table:style-name="ce2" office:value-type="string">
            <text:p>06/08/2010</text:p>
          </table:table-cell>
          <table:table-cell office:value-type="string">
            <text:p>India's $35 Laptop Scheme Needs Help</text:p>
          </table:table-cell>
          <table:table-cell office:value-type="string">
            <text:p>The Inquirer</text:p>
          </table:table-cell>
          <table:table-cell office:value-type="string">
            <text:p>http://www.theinquirer.net/inquirer/feature/1726891/indias-usd35-laptop-scheme-help</text:p>
          </table:table-cell>
          <table:table-cell office:value-type="string">
            <text:p>The problem is, not only did the Indian government fail to provide a release date but it is still looking for a firm to build the device. Then came the news that while India's human resource development minister Kapil Sibal had said, "The motherboard, its chip, the processing, connectivity, all of them cumulatively cost around $35, including memory, display, everything," the bill of materials ended up at $47. That figure doesn't even include logistics and labour. What's more, Sibal's grandiose statement that the device "is our answer to MIT's $100 computer" seems to put the cart miles before the horse.</text:p>
          </table:table-cell>
          <table:table-cell office:value-type="string">
            <text:p>News</text:p>
          </table:table-cell>
          <table:table-cell table:number-columns-repeated="1018"/>
        </table:table-row>
        <table:table-row table:style-name="ro8">
          <table:table-cell table:style-name="ce2" office:value-type="string">
            <text:p>03/09/2010</text:p>
          </table:table-cell>
          <table:table-cell office:value-type="string">
            <text:p>HCL Wins Contract for 100,000 $35 Tablets for India</text:p>
          </table:table-cell>
          <table:table-cell office:value-type="string">
            <text:p>Nikhil Pahwa, Medianama</text:p>
          </table:table-cell>
          <table:table-cell office:value-type="string">
            <text:p>http://www.medianama.com/2010/09/223-35-tablet-hcl-india/</text:p>
          </table:table-cell>
          <table:table-cell office:value-type="string">
            <text:p>HCL Infosystems has won a contract to manufacture 100,000 of the Indian governments $35 tablets, to be rolled out before the 10th of January 2011. The Indian government is allocating Rs. 30 crore (around $6.4 million) for the project. IIT Rajasthan will test the device. The Indian government has already announced plans to distribute 1 million of these units in 2011, to university students.</text:p>
          </table:table-cell>
          <table:table-cell office:value-type="string">
            <text:p>News</text:p>
          </table:table-cell>
          <table:table-cell table:number-columns-repeated="1018"/>
        </table:table-row>
        <table:table-row table:style-name="ro7">
          <table:table-cell table:style-name="ce2" office:value-type="string">
            <text:p>10/09/2010</text:p>
          </table:table-cell>
          <table:table-cell office:value-type="string">
            <text:p>Is India's $35 Laptop Really Indian?</text:p>
          </table:table-cell>
          <table:table-cell office:value-type="string">
            <text:p>Jaimon Joseph, CNN-IBN</text:p>
          </table:table-cell>
          <table:table-cell office:value-type="string">
            <text:p>http://ibnlive.in.com/blogs/jaimonjoseph/326/62006/is-indias--35-laptop-really-indian.html</text:p>
          </table:table-cell>
          <table:table-cell office:value-type="string">
            <text:p>Indian manufacturers I spoke to suggest it's impossible to get a tablet to the customer at $35. Go shopping for a computer's individual components alone, and the cheapest bill you could get comes to around $50... Ten years ago, that project was hailed as path breaking by the world media. Politicians latched on and claimed it as their own. Yet, as soon as the limelight faded, government backing vanished and the company was left high and dry. Today, they're seeing a slow uptick in demand. But only because it's an idea whose time has come. Not because of any help from the government.</text:p>
          </table:table-cell>
          <table:table-cell office:value-type="string">
            <text:p>Misc</text:p>
          </table:table-cell>
          <table:table-cell table:number-columns-repeated="1018"/>
        </table:table-row>
        <table:table-row table:style-name="ro9">
          <table:table-cell table:style-name="ce2" office:value-type="string">
            <text:p>10/09/2010</text:p>
          </table:table-cell>
          <table:table-cell office:value-type="string">
            <text:p>The Truth about $35 Android Tablet from Indian Government (Update)</text:p>
          </table:table-cell>
          <table:table-cell office:value-type="string">
            <text:p>Gaurav Shukla, AndroidOS.in</text:p>
          </table:table-cell>
          <table:table-cell office:value-type="string">
            <text:p>http://www.androidos.in/2010/09/the-truth-about-35-android-tablet-from-indian-government/</text:p>
          </table:table-cell>
          <table:table-cell office:value-type="string">
            <text:p>Indian government is actually showing off some Chinese company’s product as their home developed path-breaking innovation... If government wanted to do something like this, why involve India’s top engineering colleges’ name in the whole thing. Why destroy their reputation. Government is just buying a tablet, which I am sure nobody else is buying, in bulk on a cheap rate and then subsidizing it to sell it for $35.</text:p>
          </table:table-cell>
          <table:table-cell office:value-type="string">
            <text:p>News</text:p>
          </table:table-cell>
          <table:table-cell table:number-columns-repeated="1018"/>
        </table:table-row>
        <table:table-row table:style-name="ro8">
          <table:table-cell office:value-type="string">
            <text:p>18/01/2011</text:p>
          </table:table-cell>
          <table:table-cell office:value-type="string">
            <text:p>Tender for $35 Laptop Project Cancelled</text:p>
          </table:table-cell>
          <table:table-cell office:value-type="string">
            <text:p>Harsimran Julka &amp; Gulveen Aulakh, The Economic Times</text:p>
          </table:table-cell>
          <table:table-cell office:value-type="string">
            <text:p>http://articles.economictimes.indiatimes.com/2011-01-18/news/28432799_1_laptop-project-bank-guarantee-sakshat</text:p>
          </table:table-cell>
          <table:table-cell office:value-type="string">
            <text:p>The government's ambitious $35 laptop project has hit a roadblock. The tender for the $35 laptop termed 'Sakshat' (given to HCL Infosystems) has been cancelled, and the government is now issuing a new tender, as the earlier vendor failed to furnish a bank guarantee of Rs 60 crore. The $35 laptop was scheduled to be launched by January 15, 2011.</text:p>
          </table:table-cell>
          <table:table-cell office:value-type="string">
            <text:p>News</text:p>
          </table:table-cell>
          <table:table-cell table:number-columns-repeated="1018"/>
        </table:table-row>
        <table:table-row table:style-name="ro3">
          <table:table-cell table:style-name="ce2" office:value-type="string">
            <text:p>03/08/2011</text:p>
          </table:table-cell>
          <table:table-cell office:value-type="string">
            <text:p>Is India’s Elusive $35 Laptop at Hand?</text:p>
          </table:table-cell>
          <table:table-cell office:value-type="string">
            <text:p>Pamposh Raina, The New York Times</text:p>
          </table:table-cell>
          <table:table-cell office:value-type="string">
            <text:p>http://bits.blogs.nytimes.com/2011/08/03/is-indias-elusive-35-laptop-at-hand/?_php=true&amp;_type=blogs&amp;scp=1&amp;sq=Pamposh%20and%20laptop&amp;st=cse&amp;_r=0</text:p>
          </table:table-cell>
          <table:table-cell office:value-type="string">
            <text:p>“All the naysayers will be unpleasantly surprised,” Mr. Sibal said during an interview in his New Delhi office. He said he already has a version of the dirt-cheap laptop. What’s it look like? Well, unfortunately, it was at home, not in the office, he said. “I must be able to work on it.”</text:p>
          </table:table-cell>
          <table:table-cell office:value-type="string">
            <text:p>News</text:p>
          </table:table-cell>
          <table:table-cell table:number-columns-repeated="1018"/>
        </table:table-row>
        <table:table-row table:style-name="ro6">
          <table:table-cell table:style-name="ce2" office:value-type="string">
            <text:p>05/10/2011</text:p>
          </table:table-cell>
          <table:table-cell office:value-type="string">
            <text:p>Shri Kapil Sibal Launches ‘Aakash’, Low Cost Access Device</text:p>
          </table:table-cell>
          <table:table-cell office:value-type="string">
            <text:p>Press Information Bureau, GoI</text:p>
          </table:table-cell>
          <table:table-cell office:value-type="string">
            <text:p>http://pib.nic.in/newsite/PrintRelease.aspx?relid=76476</text:p>
          </table:table-cell>
          <table:table-cell office:value-type="string">
            <text:p>Kapil Sibal, Minister, MoHRD, launched ‘Aakash’, a low cost access cum computing device, which was distributed among 500 children on the occasion. Sibal underlined that Aakash will help in eliminating digital illiteracy, and that would also require high quality study content being created made accessible to students. The device was developed as part of NMEICT, and IIT Rajasthan at Jodhpur was given the task to procure and test these devices based on the design and specifications finalised by the Mission’s team.</text:p>
          </table:table-cell>
          <table:table-cell office:value-type="string">
            <text:p>Government</text:p>
          </table:table-cell>
          <table:table-cell table:number-columns-repeated="1018"/>
        </table:table-row>
        <table:table-row table:style-name="ro5">
          <table:table-cell table:style-name="ce2" office:value-type="string">
            <text:p>05/10/2011</text:p>
          </table:table-cell>
          <table:table-cell office:value-type="string">
            <text:p>Aakash Tablet - FAQ and Brief History</text:p>
          </table:table-cell>
          <table:table-cell office:value-type="string">
            <text:p>Department of Electronics and Information Technology, GoI</text:p>
          </table:table-cell>
          <table:table-cell office:value-type="string">
            <text:p>https://github.com/ajantriks/aakash/blob/master/docs/2011.10.05%20-%20DeitY%20-%20FAQs%20for%20the%20Aakash%20Tablet.pdf, https://github.com/ajantriks/aakash/blob/master/docs/2011.10.05%20-%20DeitY%20-%20The%20History%20of%20Aakash.pdf</text:p>
          </table:table-cell>
          <table:table-cell office:value-type="string">
            <text:p>The objective of the core team of experts was to create specifications for a made-­for-­purpose device, in this case, the purpose being education... Various open-­source educational software packages like Sci-­lab etc will also be ported on to this device. Using this device, students can also access all the content created under the other components of NMEICT like Virtual labs, N-­LIST etc. Features were added or removed keeping in mind that the two key objectives – enabling education and keeping the price low.</text:p>
          </table:table-cell>
          <table:table-cell office:value-type="string">
            <text:p>Government</text:p>
          </table:table-cell>
          <table:table-cell table:number-columns-repeated="1018"/>
        </table:table-row>
        <table:table-row table:style-name="ro10">
          <table:table-cell table:style-name="ce2" office:value-type="string">
            <text:p>05/10/2011</text:p>
          </table:table-cell>
          <table:table-cell office:value-type="string">
            <text:p>Story of India’s $35 Aakash Tablet</text:p>
          </table:table-cell>
          <table:table-cell office:value-type="string">
            <text:p>Gaurav Shukla, AndroidOS.in</text:p>
          </table:table-cell>
          <table:table-cell office:value-type="string">
            <text:p>http://www.androidos.in/2011/10/story-of-indian-35-aakash-tablet/</text:p>
          </table:table-cell>
          <table:table-cell office:value-type="string">
            <text:p>This launch [of Sakshat] never happened; then there were many reports of HCL backing out from the testing of the tablet and other reports how tablet was going to land in January 2011 and then postponed to the next Academic session and all that... But suddenly in September 2011, there were rumors of the tablet being launched again and how new tenders were passed and manufacturers changed... Then came the October 5 launch date, press invites were sent and finally the press conference took place earlier today. To our surprise, the tablet at display in the press conference was not even 1pc similar to the tablet prototype showcased 15 months back.</text:p>
          </table:table-cell>
          <table:table-cell office:value-type="string">
            <text:p>News</text:p>
          </table:table-cell>
          <table:table-cell table:number-columns-repeated="1018"/>
        </table:table-row>
        <table:table-row table:style-name="ro7">
          <table:table-cell table:style-name="ce2" office:value-type="string">
            <text:p>05/10/2011</text:p>
          </table:table-cell>
          <table:table-cell office:value-type="string">
            <text:p>$35 Tablet: From Prototype to Reality</text:p>
          </table:table-cell>
          <table:table-cell office:value-type="string">
            <text:p>Sameer Mitha, NDTV</text:p>
          </table:table-cell>
          <table:table-cell office:value-type="string">
            <text:p>http://www.ndtv.com/convergence/ndtv/new/Ndtv-Show-Special-Story.aspx?ID=647&amp;StoryID=GADEN20110185457</text:p>
          </table:table-cell>
          <table:table-cell office:value-type="string">
            <text:p>The prototype was honestly a "too good to be true" device when we laid our hands on it. It had a camera, Wi-Fi, a resistive touchscreen with a stylus, Android 2.1OS and physical control buttons. In terms of connectivity, it supported flash storage, SIM card slot, a full USB port, mini USB port and a video out. The overall feel of the device was that it was thick and had a rubberized texture to it. All that has effectively changed in the final version of the device. Apart from the rubberized finish, you'd think the device was redesigned from the ground up. The final unit has lost all the connectivity options its prototype counterpart offered.</text:p>
          </table:table-cell>
          <table:table-cell office:value-type="string">
            <text:p>News</text:p>
          </table:table-cell>
          <table:table-cell table:number-columns-repeated="1018"/>
        </table:table-row>
        <table:table-row table:style-name="ro7">
          <table:table-cell table:style-name="ce2" office:value-type="string">
            <text:p>05/10/2011</text:p>
          </table:table-cell>
          <table:table-cell office:value-type="string">
            <text:p>Obsession with a $35 Machine</text:p>
          </table:table-cell>
          <table:table-cell office:value-type="string">
            <text:p>Live Mint</text:p>
          </table:table-cell>
          <table:table-cell office:value-type="string">
            <text:p>http://www.livemint.com/Opinion/pDylZwUCNk3eX8l6AUz1oM/Ourview--Obsession-with-a-35-machine.html</text:p>
          </table:table-cell>
          <table:table-cell office:value-type="string">
            <text:p>Even if NME-ICT gets this device right, the impact it will have on education remains to be seen. The evidence on the Sakshat website is less than inspiring. The HRD ministry and NME-ICT have said that this portal will be used to spread information to colleges and to help them network and interact. Currently, there is woefully little content. Sections titled e-books and e-repository have little content. The Web page for the National Programme on Technology Enhanced Learning (NPTEL), which is supposed to host video lectures on science and technology, currently says it has 135 videos. NPTEL was established in 2003.</text:p>
          </table:table-cell>
          <table:table-cell office:value-type="string">
            <text:p>News</text:p>
          </table:table-cell>
          <table:table-cell table:number-columns-repeated="1018"/>
        </table:table-row>
        <table:table-row table:style-name="ro6">
          <table:table-cell table:style-name="ce2" office:value-type="string">
            <text:p>05/10/2011</text:p>
          </table:table-cell>
          <table:table-cell office:value-type="string">
            <text:p>Meet Aakash, India’s $35 ‘Laptop’</text:p>
          </table:table-cell>
          <table:table-cell office:value-type="string">
            <text:p>Pamposh Raina and Heather Timmons, The New York Times</text:p>
          </table:table-cell>
          <table:table-cell office:value-type="string">
            <text:p>http://india.blogs.nytimes.com/2011/10/05/meet-aakash-indias-35-laptop/?scp=1&amp;sq=Aakash&amp;st=cse</text:p>
          </table:table-cell>
          <table:table-cell office:value-type="string">
            <text:p>Unlike DataWind’s other products, which are made in China, the new device will be manufactured in India, Ms. Khan said, by a company called Quad. DataWind won the tender from the government to provide 100,000 devices, beating out several other bidders, Ms. Khan said. If the trial run is successful, “the next order is for one million units,” she said. An executive at Quad Electronics in Secunderabad, Andhra Pradesh, confirmed in a telephone interview that his company would be manufacturing the tablets in India.</text:p>
          </table:table-cell>
          <table:table-cell office:value-type="string">
            <text:p>News</text:p>
          </table:table-cell>
          <table:table-cell table:number-columns-repeated="1018"/>
        </table:table-row>
        <table:table-row table:style-name="ro9">
          <table:table-cell table:style-name="ce2" office:value-type="string">
            <text:p>06/10/2011</text:p>
          </table:table-cell>
          <table:table-cell office:value-type="string">
            <text:p>Aakash Tablet Hands On - Full Review</text:p>
          </table:table-cell>
          <table:table-cell office:value-type="string">
            <text:p>Karan Goel, MashGeek</text:p>
          </table:table-cell>
          <table:table-cell office:value-type="string">
            <text:p>http://www.mashgeek.com/aakash-tablet-review/1000/</text:p>
          </table:table-cell>
          <table:table-cell office:value-type="string">
            <text:p>Costing a fraction of Apple’s iPad, the subsidized Aakash is aimed at students. It supports web browsing and video conferencing, has a three-hour battery life and two USB ports, but questions remain over how it will perform. At the launch in the Indian capital, Delhi, Human Resource Development Minister Kapil Sibal handed out 500 Aakash (meaning sky) tablets to students who will test them, including me. :)</text:p>
          </table:table-cell>
          <table:table-cell office:value-type="string">
            <text:p>Misc</text:p>
          </table:table-cell>
          <table:table-cell table:number-columns-repeated="1018"/>
        </table:table-row>
        <table:table-row table:style-name="ro6">
          <table:table-cell table:style-name="ce2" office:value-type="string">
            <text:p>06/10/2011</text:p>
          </table:table-cell>
          <table:table-cell office:value-type="string">
            <text:p>Aiming for the Other One Billion</text:p>
          </table:table-cell>
          <table:table-cell office:value-type="string">
            <text:p>Heather Timmons, The New York Times</text:p>
          </table:table-cell>
          <table:table-cell office:value-type="string">
            <text:p>http://india.blogs.nytimes.com/2011/10/06/aiming-for-the-other-one-billion/?scp=4&amp;sq=Aakash&amp;st=cse</text:p>
          </table:table-cell>
          <table:table-cell office:value-type="string">
            <text:p>In India “there are one billion people left out,” Mr. Tuli said, “and the way to include them is lower the price.” Mobile phone use underwent what Mr. Tuli calls a revolution in India when the price of phones dropped below 2,000 rupees. India has more than 600 million mobile phone subscribers. DataWind is in discussions with several private telecommunication providers, searching for a partner for the monthly tariff of 99 rupees. The commercial tablet also will make phone calls.</text:p>
          </table:table-cell>
          <table:table-cell office:value-type="string">
            <text:p>News</text:p>
          </table:table-cell>
          <table:table-cell table:number-columns-repeated="1018"/>
        </table:table-row>
        <table:table-row table:style-name="ro8">
          <table:table-cell table:style-name="ce2" office:value-type="string">
            <text:p>08/10/2011</text:p>
          </table:table-cell>
          <table:table-cell office:value-type="string">
            <text:p>City Firm Develops World's Cheapest Tablet PC 'Aakash'</text:p>
          </table:table-cell>
          <table:table-cell office:value-type="string">
            <text:p>M. Sai Gopal, The Hindu</text:p>
          </table:table-cell>
          <table:table-cell office:value-type="string">
            <text:p>http://www.thehindu.com/news/cities/Hyderabad/city-firm-develops-worlds-cheapest-tablet-pc-aakash/article2520296.ece</text:p>
          </table:table-cell>
          <table:table-cell office:value-type="string">
            <text:p>“Our ultimate aim is to bring down the price of the tablet to $10. It is not impossible and we can do it. It is also high time that the Indian manufacturing companies stand-up and prove that we are capable of doing it,” says Raminder Singh Soin, Managing Director of QUAD Electronics. QUAD, which stands for Quality Under Able Dynamics, is handling the task of manufacturing one lakh units of the cheapest tablet.</text:p>
          </table:table-cell>
          <table:table-cell office:value-type="string">
            <text:p>News</text:p>
          </table:table-cell>
          <table:table-cell table:number-columns-repeated="1018"/>
        </table:table-row>
        <table:table-row table:style-name="ro9">
          <table:table-cell table:style-name="ce2" office:value-type="string">
            <text:p>09/10/2011</text:p>
          </table:table-cell>
          <table:table-cell office:value-type="string">
            <text:p>'We want to target the billion Indians who are cut off'</text:p>
          </table:table-cell>
          <table:table-cell office:value-type="string">
            <text:p>Interview of Suneet Singh Tuli by Saira Kurup, Times of India</text:p>
          </table:table-cell>
          <table:table-cell office:value-type="string">
            <text:p>http://timesofindia.indiatimes.com/home/stoi/deep-focus/We-want-to-target-the-billion-Indians-who-are-cut-off/articleshow/10284832.cms</text:p>
          </table:table-cell>
          <table:table-cell office:value-type="string">
            <text:p>The whole world has been trying to create a $100 laptop and has failed. This device with wi-fi, GPRS, one that works as a phone has an MRP of Rs 2,999. We are not surprised anymore when a rickshawalla has a mobile phone. What if a few years from now, we aren't surprised that his kids are using the internet... I want to make lots of profit but I realize that the way to make it is to go after the billion Indians who are cut off.</text:p>
          </table:table-cell>
          <table:table-cell office:value-type="string">
            <text:p>News</text:p>
          </table:table-cell>
          <table:table-cell table:number-columns-repeated="1018"/>
        </table:table-row>
        <table:table-row table:style-name="ro9">
          <table:table-cell office:value-type="string">
            <text:p>15/10/2011</text:p>
          </table:table-cell>
          <table:table-cell office:value-type="string">
            <text:p>Power in Your Palm</text:p>
          </table:table-cell>
          <table:table-cell office:value-type="string">
            <text:p>Interview of Suneet Singh Tuli by <text:s/>G. Ananthakrishnan, The Hindu</text:p>
          </table:table-cell>
          <table:table-cell office:value-type="string">
            <text:p>http://www.thehindu.com/features/magazine/power-in-your-palm/article2539906.ece</text:p>
          </table:table-cell>
          <table:table-cell office:value-type="string">
            <text:p>The biggest role of the [NMEICT] programme was in testing. Over the last eight months, we have been testing the prototype on a weekly basis. As we went into the production stage, the analysis was done by IIT Rajasthan and two key people. Usually, they do testing on a small number of units, but we took 1,500 units and put 150 students on it, subjecting the tablet to all kinds of different tests and they did a marvellous job.</text:p>
          </table:table-cell>
          <table:table-cell office:value-type="string">
            <text:p>News</text:p>
          </table:table-cell>
          <table:table-cell table:number-columns-repeated="1018"/>
        </table:table-row>
        <table:table-row table:style-name="ro5">
          <table:table-cell office:value-type="string">
            <text:p>22/10/2011</text:p>
          </table:table-cell>
          <table:table-cell office:value-type="string">
            <text:p>$10 Tablet Possible, Says Maker of Aakash </text:p>
          </table:table-cell>
          <table:table-cell office:value-type="string">
            <text:p>Innovation Toronto</text:p>
          </table:table-cell>
          <table:table-cell office:value-type="string">
            <text:p>http://www.innovationtoronto.com/2011/10/10-tablet-possible-says-maker-of-aakash/</text:p>
          </table:table-cell>
          <table:table-cell office:value-type="string">
            <text:p>“If India can usher in a mobile revolution, why not an Internet revolution? A rickshaw puller, who has a cell phone today, can have a computer tomorrow. Our client is not the man who can afford the iPhone. Our client is the man on the street who still reveres the computer. “We want to end that reverence by making the device as simple as a toy – that common, that easy,” said the Ludhiana-born, 43-year-old Sikh entrepreneur, who, along with his brother Raja Tuli, gave body to India’s vision of producing cheap laptops as educational tools for the poorest of students.</text:p>
          </table:table-cell>
          <table:table-cell office:value-type="string">
            <text:p>News</text:p>
          </table:table-cell>
          <table:table-cell table:number-columns-repeated="1018"/>
        </table:table-row>
        <table:table-row table:style-name="ro5">
          <table:table-cell office:value-type="string">
            <text:p>26/10/2011</text:p>
          </table:table-cell>
          <table:table-cell office:value-type="string">
            <text:p>India’s $35 Aakash Android Tablet Lands in America</text:p>
          </table:table-cell>
          <table:table-cell office:value-type="string">
            <text:p>Chikodi Chima, VentureBeat</text:p>
          </table:table-cell>
          <table:table-cell office:value-type="string">
            <text:p>http://venturebeat.com/2011/10/26/aakash-android-tablet-exclusive/</text:p>
          </table:table-cell>
          <table:table-cell office:value-type="string">
            <text:p>Unlike the XO, the low-cost laptop produced by One Laptop Per Child for the world’s poorest children, with help from Frog Design, the Aakash tablet is not going to win any beauty pageants. This is certainly one of its strengths... What makes the Aakash tablet different is that its creators didn’t strive for perfection. Instead, the emphasis was on getting the product into the market quickly so it could be adopted, tinkered with, and improved over time. As Wadhwa said, “to get the cost down, you have to make some compromises.”</text:p>
          </table:table-cell>
          <table:table-cell office:value-type="string">
            <text:p>News</text:p>
          </table:table-cell>
          <table:table-cell table:number-columns-repeated="1018"/>
        </table:table-row>
        <table:table-row table:style-name="ro11">
          <table:table-cell table:style-name="ce2" office:value-type="string">
            <text:p>10/11/2011</text:p>
          </table:table-cell>
          <table:table-cell office:value-type="string">
            <text:p>The Big Ideas Inside a New Version of India's $35 Aakash Tablet</text:p>
          </table:table-cell>
          <table:table-cell office:value-type="string">
            <text:p>Nidhi Subbaraman, Fast Company</text:p>
          </table:table-cell>
          <table:table-cell office:value-type="string">
            <text:p>http://www.fastcompany.com/1794000/big-ideas-inside-new-version-indias-35-aakash-tablet</text:p>
          </table:table-cell>
          <table:table-cell office:value-type="string">
            <text:p>The first versions of Aakash took shape at the Jodhpur, Rajasthan, campus of the Indian Institute of Technology as part of a government-backed undertaking to bring affordable computers to students in India... Prem Kumar Kalra, the professor at IIT Kanpur, began engineering the tablet in 2009 with a target price of $50. He brought his work to Jodhpur when he moved to IIT Rajastan to lead the new campus as its director... The hardware innards of IIT's first version of Aakash exist already, Gupta tells Fast Company. The IIT team picked parts that would meet some basic performance specs, while keeping the overall cost low. The team had a pre-manufacture proof-of-concept of the tablet by August 2010, but the university lacked the ability to mass produce it.</text:p>
          </table:table-cell>
          <table:table-cell office:value-type="string">
            <text:p>News</text:p>
          </table:table-cell>
          <table:table-cell table:number-columns-repeated="1018"/>
        </table:table-row>
        <table:table-row table:style-name="ro8">
          <table:table-cell office:value-type="string">
            <text:p>29/11/2011</text:p>
          </table:table-cell>
          <table:table-cell office:value-type="string">
            <text:p>Develop Apps for Aakash, Get Rewarded</text:p>
          </table:table-cell>
          <table:table-cell office:value-type="string">
            <text:p>Man Mohan Rai &amp; Harsimran Julka, Times of India</text:p>
          </table:table-cell>
          <table:table-cell office:value-type="string">
            <text:p>http://m.timesofindia.com/PDATOI/articleshow/10915029.cms</text:p>
          </table:table-cell>
          <table:table-cell office:value-type="string">
            <text:p>To boot, Nasscom Foundation has partnered with Datawind and announced a contest wherein 10 NGOs will have an opportunity to win 20 tablets each, mainly to improve their operations and programme implementation. To win these tablets, the social organisations will have to showcase how best they can leverage Aakash tablet for promoting education, health and livelihood.</text:p>
          </table:table-cell>
          <table:table-cell office:value-type="string">
            <text:p>News</text:p>
          </table:table-cell>
          <table:table-cell table:number-columns-repeated="1018"/>
        </table:table-row>
        <table:table-row table:style-name="ro6">
          <table:table-cell office:value-type="string">
            <text:p>15/12/2011</text:p>
          </table:table-cell>
          <table:table-cell office:value-type="string">
            <text:p>Online Booking for Aakash Tablet Starts</text:p>
          </table:table-cell>
          <table:table-cell office:value-type="string">
            <text:p>Sandeep Budki, The Mobile Indian</text:p>
          </table:table-cell>
          <table:table-cell office:value-type="string">
            <text:p>http://www.themobileindian.com/news/4283_Online-booking-for-Aakash-tablet-starts</text:p>
          </table:table-cell>
          <table:table-cell office:value-type="string">
            <text:p>DataWind, the Canadian company that is manufacturing Aakash, has started the online booking and pre booking of the much anticipated low cost Android tablet. Online booking is for students' version of the tablet and pre booking is for UbiSlate 7, the upgraded version of Aakash. Students' version of Aakash will be available for Rs 2,500 and will be delivered in seven days. The commercial version, UbiSlate 7 is priced at Rs 2,999. The payment mode for both the tablets is cash on delivery.</text:p>
          </table:table-cell>
          <table:table-cell office:value-type="string">
            <text:p>News</text:p>
          </table:table-cell>
          <table:table-cell table:number-columns-repeated="1018"/>
        </table:table-row>
        <table:table-row table:style-name="ro12" table:number-rows-repeated="1048544">
          <table:table-cell table:number-columns-repeated="1024"/>
        </table:table-row>
        <table:table-row table:style-name="ro1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31">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5-31T18:24:57</dc:date>
    <dc:creator>sumandro </dc:creator>
    <meta:document-statistic meta:table-count="1" meta:cell-count="186" meta:object-count="0"/>
    <meta:generator>LibreOffice/3.5$Linux_X86_64 LibreOffice_project/350m1$Build-2</meta:generator>
  </office:meta>
</office:document-meta>
</file>